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Standard">
      <style:paragraph-properties fo:text-align="center" style:justify-single-word="fals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2pt" style:font-size-asian="12pt" style:font-size-complex="12pt"/>
    </style:style>
    <style:style style:name="P10" style:family="paragraph" style:parent-style-name="Text_20_body">
      <style:paragraph-properties fo:text-align="center" style:justify-single-word="false"/>
      <style:text-properties fo:font-variant="normal" fo:text-transform="none" fo:color="#000000" style:font-name="Times New Roman1" fo:font-size="44pt" fo:letter-spacing="normal" fo:font-style="normal" style:text-underline-style="solid" style:text-underline-width="auto" style:text-underline-color="font-color" fo:font-weight="bold" style:font-size-asian="12pt" style:font-size-complex="12pt"/>
    </style:style>
    <style:style style:name="P11" style:family="paragraph" style:parent-style-name="Text_20_body">
      <style:paragraph-properties fo:margin-top="0in" fo:margin-bottom="0in" fo:text-align="center" style:justify-single-word="false"/>
      <style:text-properties style:font-name="Times New Roman1" fo:font-size="15pt" style:text-underline-style="solid" style:text-underline-width="auto" style:text-underline-color="font-color" fo:font-weight="bold"/>
    </style:style>
    <style:style style:name="P12" style:family="paragraph" style:parent-style-name="Text_20_body">
      <style:paragraph-properties fo:margin-top="0in" fo:margin-bottom="0in" fo:text-align="center" style:justify-single-word="false"/>
      <style:text-properties style:font-name="Times New Roman1"/>
    </style:style>
    <style:style style:name="P13" style:family="paragraph" style:parent-style-name="Text_20_body">
      <style:paragraph-properties fo:margin-top="0in" fo:margin-bottom="0in" fo:text-align="center" style:justify-single-word="false"/>
      <style:text-properties style:font-name="Times New Roman1" fo:font-size="14pt" style:text-underline-style="solid" style:text-underline-width="auto" style:text-underline-color="font-color" fo:font-weight="bold"/>
    </style:style>
    <style:style style:name="P14" style:family="paragraph" style:parent-style-name="Text_20_body">
      <style:paragraph-properties fo:margin-top="0in" fo:margin-bottom="0in" fo:text-align="center" style:justify-single-word="false"/>
    </style:style>
    <style:style style:name="P15" style:family="paragraph" style:parent-style-name="Text_20_body">
      <style:paragraph-properties fo:margin-top="0in" fo:margin-bottom="0in" fo:text-align="center" style:justify-single-word="false"/>
      <style:text-properties fo:color="#000000" style:font-name="Times New Roman1" fo:font-size="14pt" style:text-underline-style="solid" style:text-underline-width="auto" style:text-underline-color="font-color" fo:font-weight="bold"/>
    </style:style>
    <style:style style:name="P16" style:family="paragraph" style:parent-style-name="Text_20_body">
      <style:paragraph-properties fo:margin-top="0in" fo:margin-bottom="0in" fo:text-align="center" style:justify-single-word="false"/>
      <style:text-properties fo:color="#000000" style:font-name="Times New Roman1" fo:font-size="12pt"/>
    </style:style>
    <style:style style:name="P17" style:family="paragraph" style:parent-style-name="Text_20_body">
      <style:paragraph-properties fo:margin-top="0in" fo:margin-bottom="0in" fo:text-align="start" style:justify-single-word="false"/>
      <style:text-properties fo:font-variant="normal" fo:text-transform="none" fo:color="#000000" style:font-name="Times New Roman1" fo:font-size="12pt" fo:font-style="normal" fo:font-weight="normal"/>
    </style:style>
    <style:style style:name="P18" style:family="paragraph" style:parent-style-name="Text_20_body" style:list-style-name="L2">
      <style:paragraph-properties fo:margin-top="0in" fo:margin-bottom="0in" fo:text-align="start" style:justify-single-word="false"/>
      <style:text-properties fo:font-variant="normal" fo:text-transform="none" fo:color="#000000" style:font-name="Times New Roman1" fo:font-size="12pt" fo:font-style="normal" fo:font-weight="normal"/>
    </style:style>
    <style:style style:name="P19" style:family="paragraph" style:parent-style-name="Text_20_body">
      <style:paragraph-properties fo:margin-top="0in" fo:margin-bottom="0in" fo:text-align="start" style:justify-single-word="false"/>
    </style:style>
    <style:style style:name="P20" style:family="paragraph" style:parent-style-name="Text_20_body" style:list-style-name="L2">
      <style:paragraph-properties fo:margin-top="0in" fo:margin-bottom="0in" fo:text-align="start" style:justify-single-word="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Times New Roman1" fo:font-size="12pt"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ELP</text:p>
      <text:p text:style-name="P14"/>
      <text:p text:style-name="P11">Login: </text:p>
      <text:p text:style-name="P12">For the login module simply enter a User Name and Password for your account. If you do not have an account see the section on Registration</text:p>
      <text:p text:style-name="P14"/>
      <text:p text:style-name="P13">Registration:</text:p>
      <text:p text:style-name="P12">Simply fill out the required fields that are indicated in the form. Your User ID must be unique! After your account has been approved you will be redirected to the Login page where you will enter your new Password and User Name. </text:p>
      <text:p text:style-name="P14"/>
      <text:p text:style-name="P13">Main Page:</text:p>
      <text:p text:style-name="P12">For this page all you have to do is click the operation which you wish to preform.</text:p>
      <text:p text:style-name="P14"/>
      <text:p text:style-name="P13">View Top Images: </text:p>
      <text:p text:style-name="P12">Clicking on this button will send you to the top images page where the photos that have been viewed the most by individual users will be displayed. These images are comprised of public images and images which have been posted to groups that you are a member of. You may view image information by clicking on the image tumbnail. For more information on viewing image information see the section on Viewing Image Information.</text:p>
      <text:p text:style-name="P14"/>
      <text:p text:style-name="P13">View All Images: </text:p>
      <text:p text:style-name="P12">Clicking on this button will send you to the all images page where you can see every image on the site you have permission to view. These images are comprised of public images, your own pirvate images, and images which have been posted to groups that you are a member of. You may view image information by clicking on the image tumbnail. For more on viewing image information see the section on Viewing Image Information.</text:p>
      <text:p text:style-name="P14"/>
      <text:p text:style-name="P13">Search For Images: </text:p>
      <text:p text:style-name="P12">Enter the keywords you would like to search for, separated by commas. e.g.: parrot, cannonball, pirate ship . Completely fill out the lower and upper bound dates from which you wish to query. Rank the results by three qualities: frequency, most recent, and least recent. Hit search and your results will be displayed. You may view image information by clicking on the image tumbnail. For more on viewing image information see the section on Viewing Image Information.</text:p>
      <text:p text:style-name="P14"/>
      <text:p text:style-name="P13">Viewing Image Information: </text:p>
      <text:p text:style-name="P12">By clicking on an image thumbnail, you may view information on the photo. This information includes the image subject, location, owner, date, and description. If you are the owner of an image, you may click the "Update" button to update descriptive and security information . For more on updating photo information, see the secton on Updating Image Information</text:p>
      <text:p text:style-name="P14"/>
      <text:p text:style-name="P13">Updating Image Information: </text:p>
      <text:p text:style-name="P12">By accessing the update information page from an image you own, you may update the descriptive and security information of your photo. You may set the permission of the photo as private, public, or a <text:soft-page-break/>specific group which you are part of. Enter in the subject, place, description, and date of the photo. Leave any fields unchanged to keep previous information. Click the "Update" button to finalize information changes.</text:p>
      <text:p text:style-name="P14"/>
      <text:p text:style-name="P15">Uploading Pictures: </text:p>
      <text:p text:style-name="P12">Enter in the number of photos you wish to upload. Set the permission of the photo as private, public or a specific group which you are a part of. Enter in the subject of the photo that you are uploading. You are allowed to add a description, as well as the year (YYYY), month (MM), days (DD) tot he photo information. Click the first"Upload" button now. Next click the "Choose Files" and select the photo(s) that you wish to upload. Finally click the second "Upload" button and you will be presented with a folder containing images that you can upload.</text:p>
      <text:p text:style-name="P14"/>
      <text:p text:style-name="P15">Create Group:</text:p>
      <text:p text:style-name="P16">Enter in the name of the group that you would like to create. If the group name is available then your group is created and you can start adding people to the group by redirecting to the add group members page.</text:p>
      <text:p text:style-name="P14"/>
      <text:p text:style-name="P15">Add Group Members:</text:p>
      <text:p text:style-name="P16">Enter the name of the group that you need to edit, enter the User Name of the person that you wish to add of the group and finally enter in a notice that that will explain why you added the person (no one will ever see the notice). Click the "ADD!" button. The system will let you know if the person has been added.</text:p>
      <text:p text:style-name="P14"/>
      <text:p text:style-name="P14"/>
      <text:p text:style-name="P15">Remove Group Member:</text:p>
      <text:p text:style-name="P16">Enter in the name of the group that you want to remove a person from. Enter in the User Name of the person that you wish to remove. Click the "Remove!" button. The system will let you know if the user has been removed. </text:p>
      <text:p text:style-name="P14"/>
      <text:p text:style-name="P15">Data Analysis Model (Admin Only): </text:p>
      <text:p text:style-name="P12">First the user sets the x and y variables to either subject, user, or time. Next the admin enters the user name, subject, date parameters. Next the user can select one of three radio buttons "Year", "Month", and Week. Press the "Analyze!" button. Yo can do this multiple different options presented</text:p>
      <text:p text:style-name="P17">Installing the system!</text:p>
      <text:p text:style-name="P19"/>
      <text:list xml:id="list35263845" text:style-name="L2">
        <text:list-item>
          <text:p text:style-name="P18">Make sure you have tom cat, sqlplus and a catalina folder on your system!</text:p>
        </text:list-item>
        <text:list-item>
          <text:p text:style-name="P20"><text:span text:style-name="T2">Go to catalina--&gt;webapps, clone </text:span><text:a xlink:type="simple" xlink:href="https://github.com/pachalad/391">https://github.com/pachalad/391</text:a><text:span text:style-name="T2"> into webapps!</text:span></text:p>
        </text:list-item>
        <text:list-item>
          <text:p text:style-name="P18">If the folder name is 391 change it to Photosight.</text:p>
        </text:list-item>
        <text:list-item>
          <text:p text:style-name="P18">We have 4 libraries in the catalina--&gt;webapps--&gt;Photosight--&gt;WEB-INF--&gt;lib. Make sure you set your classpaths to these 4 libraries otherwise things will break!</text:p>
        </text:list-item>
        <text:list-item>
          <text:p text:style-name="P18">Go through all the files, in any of the files that has database stuff, make sure to change the database registry stuff to information for your database.</text:p>
        </text:list-item>
        <text:list-item>
          <text:p text:style-name="P18">Re-compile all the java files in catalina--&gt;webapps--&gt;Photosight--&gt;WEB-INF--&gt;classes.</text:p>
        </text:list-item>
        <text:list-item>
          <text:p text:style-name="P18">In the catalina--&gt;webapps--&gt;Photosight--&gt;sql, run setup_2014f.sql first in your database, next run popular.sql and index.sql. Finally, run drjobdml.sql</text:p>
        </text:list-item>
        <text:list-item>
          <text:p text:style-name="P18">Run your tomcat! Enjoy your website!</text:p>
        </text:list-item>
      </text:list>
      <text:p text:style-name="P5"><text:bookmark-start text:name="__DdeLink__297_580543199"/></text:p>
      <text:p text:style-name="P6"><text:s/></text:p>
      <text:p text:style-name="P6"><text:soft-page-break/></text:p>
      <text:p text:style-name="P1"/>
      <text:p text:style-name="P1"/>
      <text:p text:style-name="P1"/>
      <text:p text:style-name="P1"/>
      <text:p text:style-name="P1"/>
      <text:p text:style-name="P1"/>
      <text:p text:style-name="P1"><text:bookmark-end text:name="__DdeLink__297_5805431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4:50:32</meta:creation-date>
    <meta:editing-duration>PT4M41S</meta:editing-duration>
    <meta:editing-cycles>2</meta:editing-cycles>
    <meta:generator>LibreOffice/3.5$Linux_X86_64 LibreOffice_project/350m1$Build-2</meta:generator>
    <dc:date>2014-11-26T15:10:34</dc:date>
    <dc:creator>Dominik Pachala</dc:creator>
    <meta:document-statistic meta:table-count="0" meta:image-count="0" meta:object-count="0" meta:page-count="3" meta:paragraph-count="37" meta:word-count="904" meta:character-count="5201" meta:non-whitespace-character-count="4342"/>
  </office:meta>
</office:document-meta>
</file>